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style:line-height-at-least="0.1388in"/>
    </style:style>
    <style:style style:name="T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3" style:parent-style-name="Standard" style:master-page-name="MP1" style:family="paragraph">
      <style:paragraph-properties fo:break-before="page" style:line-height-at-least="0.1388in"/>
    </style:style>
    <style:style style:name="T4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5" style:parent-style-name="Standard" style:master-page-name="MP2" style:family="paragraph">
      <style:paragraph-properties fo:break-before="page" style:line-height-at-least="0.1388in"/>
    </style:style>
    <style:style style:name="T6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7" style:parent-style-name="Standard" style:master-page-name="MP3" style:family="paragraph">
      <style:paragraph-properties fo:break-before="page" style:line-height-at-least="0.1388in"/>
    </style:style>
    <style:style style:name="T8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9" style:parent-style-name="Standard" style:master-page-name="MP4" style:family="paragraph">
      <style:paragraph-properties fo:break-before="page" style:line-height-at-least="0.1388in"/>
    </style:style>
    <style:style style:name="T10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1.jpeg" text:anchor-type="as-char" svg:x="0in" svg:y="0in" svg:width="8.27in" svg:height="11.69in" style:rel-width="scale" style:rel-height="scale"><draw:image xlink:href="media/image1.jpeg" xlink:type="simple" xlink:show="embed" xlink:actuate="onLoad"/><svg:title/><svg:desc/></draw:frame></text:span></text:p>
      <text:soft-page-break/>
      <text:p text:style-name="P3"><text:span text:style-name="T4"><draw:frame draw:style-name="a1" draw:name="image2.jpeg" text:anchor-type="as-char" svg:x="0in" svg:y="0in" svg:width="8.27in" svg:height="11.69in" style:rel-width="scale" style:rel-height="scale"><draw:image xlink:href="media/image2.jpeg" xlink:type="simple" xlink:show="embed" xlink:actuate="onLoad"/><svg:title/><svg:desc/></draw:frame></text:span></text:p>
      <text:soft-page-break/>
      <text:p text:style-name="P5"><text:span text:style-name="T6"><draw:frame draw:style-name="a2" draw:name="image3.jpeg" text:anchor-type="as-char" svg:x="0in" svg:y="0in" svg:width="8.27in" svg:height="11.69in" style:rel-width="scale" style:rel-height="scale"><draw:image xlink:href="media/image3.jpeg" xlink:type="simple" xlink:show="embed" xlink:actuate="onLoad"/><svg:title/><svg:desc/></draw:frame></text:span></text:p>
      <text:soft-page-break/>
      <text:p text:style-name="P7"><text:span text:style-name="T8"><draw:frame draw:style-name="a3" draw:name="image4.jpeg" text:anchor-type="as-char" svg:x="0in" svg:y="0in" svg:width="8.27in" svg:height="11.69in" style:rel-width="scale" style:rel-height="scale"><draw:image xlink:href="media/image4.jpeg" xlink:type="simple" xlink:show="embed" xlink:actuate="onLoad"/><svg:title/><svg:desc/></draw:frame></text:span></text:p>
      <text:soft-page-break/>
      <text:p text:style-name="P9"><text:span text:style-name="T10"><draw:frame draw:style-name="a4" draw:name="image5.png" text:anchor-type="as-char" svg:x="0in" svg:y="0in" svg:width="8.27in" svg:height="11.69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8in" fo:page-height="11.6944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08in" fo:page-height="11.6944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708in" fo:page-height="11.6944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708in" fo:page-height="11.6944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9-03-26T21:43:00Z</meta:creation-date>
    <dc:date>2019-03-26T21:43:00Z</dc:date>
    <meta:template xlink:href="Normal.dotm" xlink:type="simple"/>
    <meta:editing-cycles>2</meta:editing-cycles>
    <meta:editing-duration>PT0S</meta:editing-duration>
    <meta:document-statistic meta:page-count="5" meta:paragraph-count="0" meta:word-count="0" meta:character-count="-4" meta:row-count="9" meta:non-whitespace-character-count="0"/>
  </office:meta>
</office:document-meta>
</file>